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8ab9" officeooo:paragraph-rsid="00188ab9"/>
    </style:style>
    <style:style style:name="P2" style:family="paragraph" style:parent-style-name="Standard">
      <style:text-properties officeooo:rsid="001a7001" officeooo:paragraph-rsid="001a7001"/>
    </style:style>
    <style:style style:name="T1" style:family="text">
      <style:text-properties officeooo:rsid="001a70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 2 :</text:p>
      <text:p text:style-name="P1">1. <text:span text:style-name="T1">a).</text:span></text:p>
      <text:p text:style-name="P1"/>
      <text:p text:style-name="P1">A-B-C-E-D-F-G-I-H-J</text:p>
      <text:p text:style-name="P1"/>
      <text:p text:style-name="P1">E-C-D-B-I-G-J-H-F-A</text:p>
      <text:p text:style-name="P1"/>
      <text:p text:style-name="P1">E-C-B-D-A-F-G-H-I</text:p>
      <text:p text:style-name="P1"/>
      <text:p text:style-name="P1"/>
      <text:p text:style-name="P1"/>
      <text:p text:style-name="P1"/>
      <text:p text:style-name="P1"><text:span text:style-name="T1">prefixe : </text:span>15-6-3-2-4-7-13-9-18-17-20 <text:span text:style-name="T1">(racine → gauche et droite)</text:span></text:p>
      <text:p text:style-name="P1"><text:span text:style-name="T1">suffixe : </text:span>2-4-9-13-3-7-6-<text:span text:style-name="T1">17-20-18-15 (gauche et droite → racine)</text:span></text:p>
      <text:p text:style-name="P2">infixe : 2-3-4-6-7-9-13-15-17-18-20 (gauche→racine→droite)</text:p>
      <text:p text:style-name="P2"/>
      <text:p text:style-name="P2"/>
      <text:p text:style-name="P2">b). ci, on remarque que les nombres sont rangés par ordre croissant. La propriété de cet arbre binaire est celle des parties du binaire : à gauche on a les valeurs inférieures ou égales à la racine et à droite les valuers supérieures. C’est un arbre binaire de recherche</text:p>
      <text:p text:style-name="P2"/>
      <text:p text:style-name="P2">2. a). ici, c’est la méthode préfixe qui a été utilisée : la racine a été la première à être affichée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5T11:33:48.824090111</meta:creation-date>
    <dc:date>2025-12-05T12:05:32.003519588</dc:date>
    <meta:editing-duration>PT4M10S</meta:editing-duration>
    <meta:editing-cycles>1</meta:editing-cycles>
    <meta:document-statistic meta:table-count="0" meta:image-count="0" meta:object-count="0" meta:page-count="1" meta:paragraph-count="10" meta:word-count="98" meta:character-count="625" meta:non-whitespace-character-count="537"/>
    <meta:generator>LibreOffice/24.2.7.2$Linux_X86_64 LibreOffice_project/420$Build-2</meta:generator>
  </office:meta>
</office:document-meta>
</file>